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d933a" officeooo:paragraph-rsid="000d933a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d933a" officeooo:paragraph-rsid="000d933a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0bf997" officeooo:paragraph-rsid="000de346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bf997"/>
    </style:style>
    <style:style style:name="T5" style:family="text">
      <style:text-properties officeooo:rsid="000c832f"/>
    </style:style>
    <style:style style:name="T6" style:family="text">
      <style:text-properties officeooo:rsid="000de3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4">Educatore</text:span>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4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86413" text:style-name="Numerazione_20_UC">
              <text:list-item text:start-value="1">
                <text:p text:style-name="Azione_20_attore"><text:span text:style-name="T5">L'utente</text:span> va alla sezione Attività didattiche</text:p>
              </text:list-item>
              <text:list-item>
                <text:p text:style-name="Azione_20_sistema"><text:s/>Il sistema <text:span text:style-name="T4">mostra all’utente la lista delle attività didattiche delle proprie class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4">L'utente</text:span> ha visualizzato le Attività didattiche <text:span text:style-name="T5">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2">Nel caso di un errore utente, il sistema mostra all’utente un </text:span><text:span text:style-name="T3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<text:span text:style-name="T6">L'operazione non deve durare piu di <text:s/>7 secondi</text:span></text:p>
          </table:table-cell>
        </table:table-row>
      </table:table>
      <text:p text:style-name="P5"/>
      <text:p text:style-name="P6">Educatore visualizza le attività didatti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8</meta:editing-cycles>
    <meta:generator>LibreOffice/3.6$Windows_x86 LibreOffice_project/da8c1e6-fd468f4-454e206-f42a4a9-143cfd</meta:generator>
    <dc:date>2012-10-22T20:56:03.64</dc:date>
    <meta:document-statistic meta:table-count="1" meta:image-count="0" meta:object-count="0" meta:page-count="1" meta:paragraph-count="18" meta:word-count="94" meta:character-count="661" meta:non-whitespace-character-count="585"/>
  </office:meta>
</office:document-meta>
</file>